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Number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uildNumber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ildNumber.setFile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Number.getBuildNumber( final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dNumber.load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